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row table:style-name="ro1">
          <table:table-cell table:style-name="Default" office:value-type="string" calcext:value-type="string">
            <text:p>idade_gestacional</text:p>
          </table:table-cell>
          <table:table-cell table:style-name="Default" office:value-type="string" calcext:value-type="string">
            <text:p>valor</text:p>
          </table:table-cell>
          <table:table-cell table:style-name="Default" office:value-type="string" calcext:value-type="string">
            <text:p>percenti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.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.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.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.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.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.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.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.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.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3.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3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3.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3.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3.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3.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4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4.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4.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4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4.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4.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4.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4.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4.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4.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4.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5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5.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0.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0.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1.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1.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1.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1.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2.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2.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2.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2.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3.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3.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3.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3.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3.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4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4.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4.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string" calcext:value-type="string">
            <text:p>4.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" office:value-type="string" calcext:value-type="string">
            <text:p>4.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4.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" office:value-type="string" calcext:value-type="string">
            <text:p>4.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" office:value-type="string" calcext:value-type="string">
            <text:p>4.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" office:value-type="string" calcext:value-type="string">
            <text:p>5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5.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5.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" office:value-type="string" calcext:value-type="string">
            <text:p>5.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3" office:value-type="string" calcext:value-type="string">
            <text:p>5.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" office:value-type="string" calcext:value-type="string">
            <text:p>5.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3" office:value-type="string" calcext:value-type="string">
            <text:p>5.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3" office:value-type="string" calcext:value-type="string">
            <text:p>5.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.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.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.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.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.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.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.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3.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3.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3.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3.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4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4.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4.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4.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4.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4.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4.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5.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5.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5.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5.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5.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5.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5.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5.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5.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6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6.1</text:p>
          </table:table-cell>
          <table:table-cell office:value-type="float" office:value="95" calcext:value-type="float">
            <text:p>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0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30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31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32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33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0" loext:min-decimal-places="0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9P2" style:volatile="true">
      <loext:text> R$ </loext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0T11:48:49.076983717</meta:creation-date>
    <dc:date>2021-12-10T11:49:58.624721668</dc:date>
    <meta:editing-duration>PT1M9S</meta:editing-duration>
    <meta:editing-cycles>1</meta:editing-cycles>
    <meta:document-statistic meta:table-count="1" meta:cell-count="282" meta:object-count="0"/>
    <meta:generator>LibreOffice/6.4.7.2$Linux_X86_64 LibreOffice_project/40$Build-2</meta:generator>
  </office:meta>
</office:document-meta>
</file>